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1042"/>
    </style:style>
    <style:style style:name="T1" style:family="text">
      <style:text-properties officeooo:rsid="00011042"/>
    </style:style>
    <style:style style:name="T2" style:family="text">
      <style:text-properties officeooo:rsid="000168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rticle Cloud Computing Security: A Survey \cite{cloudcomputingsecuritysurvey}, sought to find a holistic way to represent the challenges in cloud computing security. In the article the specifications for these challenges were to investigate various cloud security attributes, identify the security requirements, identify the involved parties and their roles in the attack-defense cycle and to understand the impact of security regarding the different cloud deployment models. The research sought to cover all the main components of the cloud computing solutions, network layers and cloud stakeholders. </text:p>
      <text:p text:style-name="P1"/>
      <text:p text:style-name="P1"><text:span text:style-name="T1">According to Lawrence Pingree, an analyst for Gartner: “All the vulnerabilities and security issues that on-premise, non-virtualized and non-cloud deployments have still remain in the cloud” and “All that cloud and virtualization does is enhancing the potential risks by introducing virtualization software and potentially mass data breach issues, if an etire cloud provider’s infrastructure is breached[105]104.” ←[TO-DO!]: rewrite the start of this and find the source and citate it properly</text:span><text:span text:style-name="T2">g <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09:40:56.343819314</meta:creation-date>
    <meta:editing-duration>PT15S</meta:editing-duration>
    <meta:editing-cycles>2</meta:editing-cycles>
    <meta:generator>LibreOffice/7.3.7.2$Linux_X86_64 LibreOffice_project/30$Build-2</meta:generator>
    <dc:date>2024-06-03T09:41:08.461720035</dc:date>
    <meta:document-statistic meta:table-count="0" meta:image-count="0" meta:object-count="0" meta:page-count="1" meta:paragraph-count="2" meta:word-count="154" meta:character-count="1103" meta:non-whitespace-character-count="948"/>
  </office:meta>
</office:document-meta>
</file>